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tyle="italic"/>
    </style:style>
    <style:style style:name="T2" style:family="text">
      <style:text-properties fo:font-style="normal"/>
    </style:style>
    <style:style style:name="T3" style:family="text">
      <style:text-properties fo:color="#750bbc" fo:font-size="28.000000000000000pt"/>
    </style:style>
    <style:style style:name="T4" style:family="text">
      <style:text-properties fo:background-color="#02fe7c" fo:font-size="24.000000000000000pt"/>
    </style:style>
    <style:style style:name="T5" style:family="text">
      <style:text-properties fo:color="#2c3f00" fo:font-size="20.000000000000000pt"/>
    </style:style>
    <style:style style:name="T6" style:family="text">
      <style:text-properties fo:color="#355e00" fo:font-size="18.000000000000000pt"/>
    </style:style>
    <style:style style:name="T7" style:family="text">
      <style:text-properties fo:background-color="#02fe7c" fo:color="#355e00" fo:font-size="18.000000000000000pt"/>
    </style:style>
    <style:style style:name="T8" style:family="text">
      <style:text-properties fo:background-color="#02fe7c" fo:color="#750bbc" fo:font-size="18.000000000000000pt"/>
    </style:style>
    <style:style style:name="T9" style:family="text">
      <style:text-properties fo:color="#355e00" fo:font-size="18.000000000000000pt" fo:font-style="italic"/>
    </style:style>
    <style:style style:name="T10" style:family="text">
      <style:text-properties fo:color="#355e00" fo:font-size="18.000000000000000pt" fo:font-style="normal"/>
    </style:style>
    <style:style style:name="T11" style:family="text">
      <style:text-properties fo:background-color="#5eff00" fo:color="#000000" fo:font-size="20.000000000000000pt"/>
    </style:style>
    <style:style style:name="T12" style:family="text">
      <style:text-properties fo:background-color="#5eff00" fo:color="#000000" fo:font-size="20.000000000000000pt" fo:font-weight="bold"/>
    </style:style>
    <style:style style:name="T13" style:family="text">
      <style:text-properties fo:background-color="#5eff00" fo:color="#000000" fo:font-size="20.000000000000000pt" fo:font-style="italic" fo:font-weight="bold" style:text-underline-style="solid" style:text-underline-type="single"/>
    </style:style>
    <style:style style:name="T14" style:family="text">
      <style:text-properties fo:font-style="normal" fo:font-weight="bold"/>
    </style:style>
    <style:style style:name="T15" style:family="text">
      <style:text-properties fo:font-size="18.000000000000000pt"/>
    </style:style>
    <style:style style:name="T16" style:family="text">
      <style:text-properties fo:font-size="18.000000000000000pt" fo:font-weight="bold"/>
    </style:style>
    <style:style style:name="T17" style:family="text">
      <style:text-properties fo:font-size="18.000000000000000pt" fo:font-weight="bold" style:text-underline-style="solid" style:text-underline-type="single"/>
    </style:style>
    <style:style style:name="T18" style:family="text">
      <style:text-properties fo:font-size="18.000000000000000pt" fo:font-style="italic" fo:font-weight="bold" style:text-underline-style="solid" style:text-underline-type="single"/>
    </style:style>
    <style:style style:name="P3" style:parent-style-name="Standard" style:family="paragraph">
      <style:paragraph-properties fo:margin-left="0.000000000000000pt" fo:margin-right="0.000000000000000pt"/>
    </style:style>
    <style:style style:name="P4" style:parent-style-name="Title" style:family="paragraph">
      <style:paragraph-properties fo:margin-left="0.000000000000000pt" fo:margin-right="0.000000000000000pt"/>
    </style:style>
    <style:style style:name="P5" style:family="paragraph">
      <style:text-properties fo:color="#000000" fo:font-family="Sans Serif" fo:font-size="12.000000000000000pt" style:font-family-generic="swiss" style:font-pitch="variable"/>
    </style:style>
    <style:style style:name="P6" style:family="paragraph">
      <style:paragraph-properties fo:margin-left="0.000000000000000pt" fo:margin-right="0.000000000000000pt" fo:text-align="center" fo:text-indent="0.000000000000000pt"/>
    </style:style>
    <style:style style:name="P7" style:family="paragraph">
      <style:paragraph-properties fo:margin-left="0.000000000000000pt" fo:margin-right="0.000000000000000pt" fo:text-align="right" fo:text-indent="0.000000000000000pt"/>
    </style:style>
    <style:style style:name="P8" style:family="paragraph">
      <style:paragraph-properties fo:margin-left="0.000000000000000pt" fo:margin-right="0.000000000000000pt" fo:text-indent="0.000000000000000pt"/>
    </style:style>
    <style:style style:name="gr2"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4" style:family="graphic">
      <style:graphic-properties draw:fill="none" draw:stroke="none" fo:margin="0.000000000000000pt" style:wrap="biggest" style:wrap-contour="false"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presentation:background-objects-visible="true" presentation:background-visible="true" presentation:display-date-time="true" presentation:display-footer="true" presentation:display-header="false" presentation:display-page-number="false" presentation:duration="PT0S" presentation:transition-type="manual"/>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office:automatic-styles>
  <office:body>
    <office:presentation>
      <draw:page draw:name="page1" draw:id="page1" xml:id="page1" draw:master-page-name="Default1" draw:style-name="dp2" presentation:presentation-page-layout-name="pl2">
        <draw:layer-set>
          <draw:layer draw:name="layout"/>
          <draw:layer draw:name="background"/>
          <draw:layer draw:name="backgroundobjects"/>
          <draw:layer draw:name="controls"/>
          <draw:layer draw:name="measurelines"/>
        </draw:layer-set>
        <draw:frame draw:style-name="gr2" xml:id="shape-3" draw:id="shape-3" draw:layer="layout" svg:width="584.80000000000pt" svg:height="392.95678015656pt" svg:x="47.60000000000pt" svg:y="101.53444791358pt" presentation:class="outline">
          <draw:text-box>
            <text:p text:style-name="P3">The fact of the matter is, no matter<text:s/><text:span text:style-name="T1">how<text:s/></text:span><text:span text:style-name="T2">righteously you live from birth, you fail Yah's standard. Many profess faith without works, by Paul's false Gospel. The truth is our works matter as I discussed in my last study.<text:s/></text:span></text:p>
            <text:p text:style-name="P3"><text:span text:style-name="T2">However?</text:span></text:p>
            <text:p text:style-name="P3"><text:span text:style-name="T2">Do not get puffed up believing you deserve Heaven.</text:span></text:p>
          </draw:text-box>
          <draw:glue-point draw:id="4" svg:x="0.50000000000pt" svg:y="0.50000000000pt" draw:align="center"/>
        </draw:frame>
        <draw:frame draw:style-name="gr2" xml:id="shape-4" draw:id="shape-4" draw:layer="layout" svg:width="584.80000000000pt" svg:height="81.60000000000pt" svg:x="47.60000000000pt" svg:y="40.80000000000pt" presentation:class="title">
          <draw:text-box>
            <text:p text:style-name="P4">You don't deserve Heaven</text:p>
          </draw:text-box>
          <draw:glue-point draw:id="4" svg:x="0.50000000000pt" svg:y="0.50000000000pt" draw:align="center"/>
        </draw:frame>
        <presentation:notes>
          <draw:frame presentation:style-name="pr1" xml:id="shape-5" draw:id="shape-5" draw:layer="" svg:width="489.57000000000pt" svg:height="356.37000000000pt" svg:x="62.22000000000pt" svg:y="374.46000000000pt" presentation:class="notes">
            <draw:text-box>
              <text:p text:style-name="P5"/>
            </draw:text-box>
            <draw:glue-point draw:id="4" svg:x="0.50000000000pt" svg:y="0.50000000000pt" draw:align="center"/>
            <draw:glue-point draw:id="5" svg:x="0.50000000000pt" svg:y="0.50000000000pt" draw:align="center"/>
          </draw:frame>
          <draw:page-thumbnail draw:style-name="gr3" xml:id="shape-6" draw:id="shape-6" draw:layer="" svg:width="395.94399301440pt" svg:height="296.95799476080pt" svg:x="108.00000000000pt" svg:y="60.17960000000pt" presentation:class="page" draw:page-number="1"/>
          <draw:frame draw:style-name="gr4" xml:id="shape-7" draw:id="shape-7" draw:layer="" svg:width="489.57250167180pt" svg:height="356.40061742340pt" svg:x="61.20010000000pt" svg:y="376.186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 draw:id="page2" xml:id="page2" draw:master-page-name="Default1" draw:style-name="dp3">
        <draw:layer-set>
          <draw:layer draw:name=""/>
        </draw:layer-set>
        <draw:frame draw:style-name="gr2" xml:id="shape-8" draw:id="shape-8" draw:layer="" svg:width="654.03508771926pt" svg:height="111.92982456140pt" svg:x="17.01754385964pt" svg:y="6.17543859648pt">
          <draw:text-box>
            <text:p text:style-name="P6">Before listening to this for balance - listen to my prior teaching on works salvation</text:p>
          </draw:text-box>
          <draw:glue-point draw:id="4" svg:x="0.50000000000pt" svg:y="0.50000000000pt" draw:align="center"/>
        </draw:frame>
        <draw:frame draw:style-name="gr2" xml:id="shape-9" draw:id="shape-9" draw:layer="" svg:width="300.00000000000pt" svg:height="369.61403508770pt" svg:x="365.96491228066pt" svg:y="124.28070175437pt">
          <draw:text-box>
            <text:p text:style-name="P7">Salvation is BY OUR WORK, our DEEDS.</text:p>
            <text:p text:style-name="P7"/>
            <text:p text:style-name="P6"><text:span text:style-name="T3">1) We must work for our salvation - but do not merit it.</text:span></text:p>
            <text:p text:style-name="P6"/>
            <text:p text:style-name="P6"><text:span text:style-name="T3">2) We can LOSE salvation.</text:span></text:p>
          </draw:text-box>
          <draw:glue-point draw:id="4" svg:x="0.50000000000pt" svg:y="0.50000000000pt" draw:align="center"/>
        </draw:frame>
        <draw:frame draw:style-name="gr2" xml:id="shape-10" draw:id="shape-10" draw:layer="" svg:width="371.01754385962pt" svg:height="369.82456140348pt" svg:x="14.91228070175pt" svg:y="127.64912280701pt">
          <draw:text-box>
            <text:p text:style-name="P8"><text:span text:style-name="T4">[Rev 22:12-14 KJV] And, behold, I come quickly; and my reward [is] with me, to give every man according as his work shall be. I am Alpha and Omega, the beginning and the end, the first and the last. Blessed [are] they that do his commandments, that they may have right to the tree of life, and may enter in through the gates into the city.</text:span></text:p>
          </draw:text-box>
          <draw:glue-point draw:id="4" svg:x="0.50000000000pt" svg:y="0.50000000000pt" draw:align="center"/>
        </draw:frame>
        <presentation:notes>
          <draw:frame presentation:style-name="pr2" xml:id="shape-11" draw:id="shape-11"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12" draw:id="shape-12" draw:layer="" svg:width="396.28000000000pt" svg:height="296.96000000000pt" svg:x="108.00000000000pt" svg:y="60.18000000000pt" presentation:class="page" draw:page-number="2"/>
        </presentation:notes>
      </draw:page>
      <draw:page draw:name="page3" draw:id="page3" xml:id="page3" draw:master-page-name="Default1" draw:style-name="dp3">
        <draw:layer-set>
          <draw:layer draw:name=""/>
        </draw:layer-set>
        <draw:frame draw:style-name="gr2" xml:id="shape-13" draw:id="shape-13" draw:layer="" svg:width="651.64912280698pt" svg:height="232.42105263157pt" svg:x="12.24561403507pt" svg:y="6.17543859648pt">
          <draw:text-box>
            <text:p text:style-name="P8">Christianity despises righteousness - and they do so at their own peril.</text:p>
            <text:p text:style-name="P8"/>
            <text:p text:style-name="P8">However I want to be clear again.</text:p>
            <text:p text:style-name="P8"/>
            <text:p text:style-name="P8">WE DO NOT DESERVE HEAVEN!</text:p>
          </draw:text-box>
          <draw:glue-point draw:id="4" svg:x="0.50000000000pt" svg:y="0.50000000000pt" draw:align="center"/>
        </draw:frame>
        <draw:frame draw:style-name="gr2" xml:id="shape-14" draw:id="shape-14" draw:layer="" svg:width="581.26315789470pt" svg:height="248.73684210524pt" svg:x="14.63157894736pt" svg:y="235.01754385963pt">
          <draw:text-box>
            <text:p text:style-name="P8"><text:span text:style-name="T5">[Exo 14:13-14] Moses said to the mixed multitude, Fear not, be still, and see yeshua (deliverance / salvation) from Yah, which he will reveal to you today: for the Egyptians who you see today, you will never see them again forever. Yah shall fight for you, and you will hold your peace.<text:s/></text:span></text:p>
            <text:p text:style-name="P8"/>
            <text:p text:style-name="P8"><text:span text:style-name="T5">Our deliverance (Yeshua) brought us forth out of our "Egypt" (Mizraim) - our worldly master that had us under bondage.</text:span></text:p>
          </draw:text-box>
          <draw:glue-point draw:id="4" svg:x="0.50000000000pt" svg:y="0.50000000000pt" draw:align="center"/>
        </draw:frame>
        <presentation:notes>
          <draw:frame presentation:style-name="pr2" xml:id="shape-15" draw:id="shape-15"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16" draw:id="shape-16" draw:layer="" svg:width="396.28000000000pt" svg:height="296.96000000000pt" svg:x="108.00000000000pt" svg:y="60.18000000000pt" presentation:class="page" draw:page-number="3"/>
        </presentation:notes>
      </draw:page>
      <draw:page draw:name="page4" draw:id="page4" xml:id="page4" draw:master-page-name="Default1" draw:style-name="dp3">
        <draw:layer-set>
          <draw:layer draw:name=""/>
        </draw:layer-set>
        <draw:frame draw:style-name="gr2" xml:id="shape-17" draw:id="shape-17" draw:layer="" svg:width="648.07017543856pt" svg:height="76.14035087719pt" svg:x="9.85964912279pt" svg:y="7.36842105262pt">
          <draw:text-box>
            <text:p text:style-name="P8">"He will fight for you" we need to really understand this...</text:p>
          </draw:text-box>
          <draw:glue-point draw:id="4" svg:x="0.50000000000pt" svg:y="0.50000000000pt" draw:align="center"/>
        </draw:frame>
        <draw:frame draw:style-name="gr2" xml:id="shape-18" draw:id="shape-18" draw:layer="" svg:width="655.82456140347pt" svg:height="388.70175438594pt" svg:x="11.64912280700pt" svg:y="100.42105263156pt">
          <draw:text-box>
            <text:p text:style-name="P8"><text:span text:style-name="T6">[Jdg 7:2 KJV] Yah said to Gideon, The people with you are too many for me to give the Midianites into their hands, lest Israel vaunt themselves against me, saying,</text:span><text:span text:style-name="T7"><text:s/></text:span><text:span text:style-name="T8">Mine own hand hath saved me.<text:s/></text:span></text:p>
            <text:p text:style-name="P8"/>
            <text:p text:style-name="P8"><text:span text:style-name="T6">I could spend hours discussing the book of Judges, it's one of my favorites in scripture - showing how easily we stray from Torah (the narrow path) to the ways of the world, we spend time in the world, Yah turns his back toward us, letting the world enslave us, then we cry out to him for deliverance.</text:span></text:p>
            <text:p text:style-name="P8"/>
            <text:p text:style-name="P8"><text:span text:style-name="T6">Gideon of all the stories in Judges is absolutely my favorite - especially this<text:s/></text:span><text:span text:style-name="T9">key</text:span><text:span text:style-name="T10"> passage to understanding their salvation and our salvation. If salvation is<text:s/></text:span><text:span text:style-name="T9">too easy</text:span><text:span text:style-name="T10"> to come by, we will believe we took part in it and say, "My own hand hath saved me." - I've seen this error and it's bad, I saw in Holiness teachers outside and inside of Torah.</text:span></text:p>
          </draw:text-box>
          <draw:glue-point draw:id="4" svg:x="0.50000000000pt" svg:y="0.50000000000pt" draw:align="center"/>
        </draw:frame>
        <presentation:notes>
          <draw:frame presentation:style-name="pr2" xml:id="shape-19" draw:id="shape-19"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20" draw:id="shape-20" draw:layer="" svg:width="396.28000000000pt" svg:height="296.96000000000pt" svg:x="108.00000000000pt" svg:y="60.18000000000pt" presentation:class="page" draw:page-number="4"/>
        </presentation:notes>
      </draw:page>
      <draw:page draw:name="page5" draw:id="page5" xml:id="page5" draw:master-page-name="Default1" draw:style-name="dp3">
        <draw:layer-set>
          <draw:layer draw:name=""/>
        </draw:layer-set>
        <draw:frame draw:style-name="gr2" xml:id="shape-21" draw:id="shape-21" draw:layer="" svg:width="651.05263157891pt" svg:height="153.68421052631pt" svg:x="12.84210526314pt" svg:y="10.94736842104pt">
          <draw:text-box>
            <text:p text:style-name="P8">We must strip this idea from our minds.</text:p>
            <text:p text:style-name="P8">we cannot save ourselves - Torah is our means, to salvation - but we do not merit it. He must win the battle!</text:p>
          </draw:text-box>
          <draw:glue-point draw:id="4" svg:x="0.50000000000pt" svg:y="0.50000000000pt" draw:align="center"/>
        </draw:frame>
        <draw:frame draw:style-name="gr2" xml:id="shape-22" draw:id="shape-22" draw:layer="" svg:width="655.22807017540pt" svg:height="331.43859649121pt" svg:x="12.24561403507pt" svg:y="170.21052631577pt">
          <draw:text-box>
            <text:p text:style-name="P8"><text:span text:style-name="T3">[1Sa 17:45] Then said Dowid to the Philistine, Thou comest to me with a sword, and with a spear, and with a shield: but I come to thee in the name of Yehovah of hosts, the Elohym of the armies of Israel, whom thou hast defied.</text:span></text:p>
            <text:p text:style-name="P8"/>
            <text:p text:style-name="P8"><text:span text:style-name="T3">Dowid was persuaded by Yah (trusted him) and acted on it. Yah made sure that rock sunk into Goliath's skull. Yah killed Goliath.</text:span></text:p>
          </draw:text-box>
          <draw:glue-point draw:id="4" svg:x="0.50000000000pt" svg:y="0.50000000000pt" draw:align="center"/>
        </draw:frame>
        <presentation:notes>
          <draw:frame presentation:style-name="pr2" xml:id="shape-23" draw:id="shape-23"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24" draw:id="shape-24" draw:layer="" svg:width="396.28000000000pt" svg:height="296.96000000000pt" svg:x="108.00000000000pt" svg:y="60.18000000000pt" presentation:class="page" draw:page-number="5"/>
        </presentation:notes>
      </draw:page>
      <draw:page draw:name="page6" draw:id="page6" xml:id="page6" draw:master-page-name="Default1" draw:style-name="dp3">
        <draw:layer-set>
          <draw:layer draw:name=""/>
        </draw:layer-set>
        <draw:frame draw:style-name="gr2" xml:id="shape-25" draw:id="shape-25" draw:layer="" svg:width="649.82046664693pt" svg:height="500.64293163544pt" svg:x="8.59137636192pt" svg:y="3.12413685888pt">
          <draw:text-box>
            <text:p text:style-name="P8"><text:span text:style-name="T11">[2Ch 20:14-19 RSV] And the Spirit of the LORD came upon Jaha'ziel the son of Zechari'ah, son of Benai'ah, son of Je-i'el, son of Mattani'ah, a Levite of the sons of Asaph, in the midst of the assembly. And he said, "Hearken, all Judah and inhabitants of Jerusalem, and King Jehosh'aphat: Thus says the LORD to you, '</text:span><text:span text:style-name="T12">Fear not, and be not dismayed at this great multitude; for the battle is not yours but God's</text:span><text:span text:style-name="T11">. Tomorrow go down against them; behold, they will come up by the ascent of Ziz; you will find them at the end of the valley, east of the wilderness of Jeru'el.<text:s/></text:span><text:span text:style-name="T12">You will<text:s/></text:span><text:span text:style-name="T13">not</text:span><text:span text:style-name="T12"><text:s/>need to fight in this battle</text:span><text:span text:style-name="T11">;<text:s/></text:span><text:span text:style-name="T12">take your position, stand still, and see the victory of the LORD on your behalf</text:span><text:span text:style-name="T11">, O Judah and Jerusalem.' Fear not, and be not dismayed; tomorrow go out against them, and the LORD will be with you." Then Jehosh'aphat bowed his head with his face to the ground, and all Judah and the inhabitants of Jerusalem fell down before the LORD, worshiping the LORD. And the Levites, of the Ko'hathites and the Kor'ahites, stood up to praise the LORD, the God of Israel, with a very loud voice.</text:span></text:p>
          </draw:text-box>
          <draw:glue-point draw:id="4" svg:x="0.50000000000pt" svg:y="0.50000000000pt" draw:align="center"/>
        </draw:frame>
        <presentation:notes>
          <draw:frame presentation:style-name="pr2" xml:id="shape-26" draw:id="shape-26"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27" draw:id="shape-27" draw:layer="" svg:width="396.28000000000pt" svg:height="296.96000000000pt" svg:x="108.00000000000pt" svg:y="60.18000000000pt" presentation:class="page" draw:page-number="6"/>
        </presentation:notes>
      </draw:page>
      <draw:page draw:name="page7" draw:id="page7" xml:id="page7" draw:master-page-name="Default1" draw:style-name="dp3">
        <draw:layer-set>
          <draw:layer draw:name=""/>
        </draw:layer-set>
        <draw:frame draw:style-name="gr2" xml:id="shape-28" draw:id="shape-28" draw:layer="" svg:width="649.82046664693pt" svg:height="484.24121312632pt" svg:x="14.05861586496pt" svg:y="12.49654743552pt">
          <draw:text-box>
            <text:p text:style-name="P8">Think about how amazing this passage is. Father Yah promises not only that he will<text:s/><text:span text:style-name="T1">fight for us</text:span><text:span text:style-name="T2"><text:s/>- but that we need only be still and know that HE IS GOD. Think about why you're losing spiritual warfare?</text:span></text:p>
            <text:p text:style-name="P8"/>
            <text:p text:style-name="P8"><text:span text:style-name="T2">You're trying to put the armor of God on yourself. You're trying to proclaim YOU are God and have to go to battle, even though he told you<text:s/></text:span><text:span text:style-name="T14">BE STILL</text:span><text:span text:style-name="T2">.</text:span></text:p>
            <text:p text:style-name="P8"/>
            <text:p text:style-name="P8"><text:span text:style-name="T2">KNOW THAT I AM GOD.</text:span></text:p>
          </draw:text-box>
          <draw:glue-point draw:id="4" svg:x="0.50000000000pt" svg:y="0.50000000000pt" draw:align="center"/>
        </draw:frame>
        <presentation:notes>
          <draw:frame presentation:style-name="pr2" xml:id="shape-29" draw:id="shape-29"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30" draw:id="shape-30" draw:layer="" svg:width="396.28000000000pt" svg:height="296.96000000000pt" svg:x="108.00000000000pt" svg:y="60.18000000000pt" presentation:class="page" draw:page-number="7"/>
        </presentation:notes>
      </draw:page>
      <draw:page draw:name="page8" draw:id="page8" xml:id="page8" draw:master-page-name="Default1" draw:style-name="dp3">
        <draw:layer-set>
          <draw:layer draw:name=""/>
        </draw:layer-set>
        <draw:frame draw:style-name="gr2" xml:id="shape-31" draw:id="shape-31" draw:layer="" svg:width="663.09804829717pt" svg:height="495.17569213240pt" svg:x="9.37241057664pt" svg:y="6.24827371776pt">
          <draw:text-box>
            <text:p text:style-name="P8"><text:span text:style-name="T15">Put on the full armor of God?</text:span></text:p>
            <text:p text:style-name="P8"/>
            <text:p text:style-name="P8"><text:span text:style-name="T16">The Reward of the Righteous</text:span></text:p>
            <text:p text:style-name="P8"/>
            <text:p text:style-name="P8"><text:span text:style-name="T15">Wisdom 5:15 But<text:s/></text:span><text:span text:style-name="T16">the righteous live for ever,and their reward is with the Lord</text:span><text:span text:style-name="T15">; the Most High takes care of them. Therefore they will receive a glorious crown and a beautiful diadem from the hand of the Lord, because<text:s/></text:span><text:span text:style-name="T16">with his<text:s/></text:span><text:span text:style-name="T17">right hand</text:span><text:span text:style-name="T16"><text:s/>he will cover them</text:span><text:span text:style-name="T15">, and with HIS ARM he will shield them.<text:s/></text:span><text:span text:style-name="T18">The Lord</text:span><text:span text:style-name="T15"><text:s/>will take his zeal as<text:s/></text:span><text:span text:style-name="T16">his whole armour</text:span><text:span text:style-name="T15">, and will arm all creation to repel[e] his enemies;<text:s/></text:span><text:span text:style-name="T16">HE WILL</text:span><text:span text:style-name="T15"><text:s/></text:span><text:span text:style-name="T16">put on righteousness as a breastplate</text:span><text:span text:style-name="T15">, and<text:s/></text:span><text:span text:style-name="T16">wear impartial justice as a helmet</text:span><text:span text:style-name="T15">; he will<text:s/></text:span><text:span text:style-name="T16">take holiness as an invincible shield</text:span><text:span text:style-name="T15">, and<text:s/></text:span><text:span text:style-name="T16">sharpen stern wrath for a sword</text:span><text:span text:style-name="T15">, and<text:s/></text:span><text:span text:style-name="T16">creation will join with him to fight against his frenzied foes</text:span><text:span text:style-name="T15">.<text:s/></text:span><text:span text:style-name="T16">Shafts of lightning will fly with true aim,and will leap from the clouds to the target, as from a well-drawn bow, and hailstones full of wrath will be hurled as from a catapult</text:span><text:span text:style-name="T15">; the water of the sea will rage against them, and rivers will relentlessly overwhelm them; a mighty wind will rise against them,</text:span></text:p>
            <text:p text:style-name="P8"><text:span text:style-name="T15">and like a tempest it will winnow them away.<text:s/></text:span><text:span text:style-name="T16">Lawlessness will lay waste the whole earth, and evildoing will overturn the thrones of rulers.</text:span></text:p>
          </draw:text-box>
          <draw:glue-point draw:id="4" svg:x="0.50000000000pt" svg:y="0.50000000000pt" draw:align="center"/>
        </draw:frame>
        <presentation:notes>
          <draw:frame presentation:style-name="pr2" xml:id="shape-32" draw:id="shape-32"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33" draw:id="shape-33" draw:layer="" svg:width="396.28000000000pt" svg:height="296.96000000000pt" svg:x="108.00000000000pt" svg:y="60.18000000000pt" presentation:class="page" draw:page-number="8"/>
        </presentation:notes>
      </draw:page>
      <draw:page draw:name="page9" draw:id="page9" xml:id="page9" draw:master-page-name="Default1" draw:style-name="dp3">
        <draw:layer-set>
          <draw:layer draw:name=""/>
        </draw:layer-set>
        <draw:frame draw:style-name="gr2" xml:id="shape-34" draw:id="shape-34" draw:layer="" svg:width="650.64293163544pt" svg:height="489.73607314522pt" svg:x="14.01718509117pt" svg:y="7.00168741662pt">
          <draw:text-box>
            <text:p text:style-name="P8"><text:span text:style-name="T15">[2Ch 20:20-25 RSV] And they rose early in the morning and went out into the wilderness of Teko'a; and as they went out, Jehosh'aphat stood and said, "Hear me, Judah and inhabitants of Jerusalem! Believe in the LORD your God, and you will be established; believe his prophets, and you will succeed." And when he had taken counsel with the people, he<text:s/></text:span><text:span text:style-name="T16">appointed those who were to sing to the LORD and praise him in holy array, as they went before the army, and say, "Give thanks to the LORD, for his steadfast love endures for ever." And when they began to sing and praise, the LORD set an ambush against the men of Ammon, Moab, and Mount Se'ir, who had come against Judah</text:span><text:span text:style-name="T15">, so that they were routed. For the men of Ammon and Moab rose against the inhabitants of Mount Se'ir, destroying them utterly, and when they had made an end of the inhabitants of Se'ir, they all helped to destroy one another.<text:s/></text:span><text:span text:style-name="T16">When Judah came to the watchtower of the wilderness, they looked toward the multitude; and behold, they were dead bodies lying on the ground; none had escaped.</text:span><text:span text:style-name="T15"><text:s/>When Jehosh'aphat and his people came to take the spoil from them, they found cattle in great numbers, goods, clothing, and precious things, which they took for themselves until they could carry no more. They were three days in taking the spoil, it was so much.</text:span></text:p>
          </draw:text-box>
          <draw:glue-point draw:id="4" svg:x="0.50000000000pt" svg:y="0.50000000000pt" draw:align="center"/>
        </draw:frame>
        <presentation:notes>
          <draw:frame presentation:style-name="pr2" xml:id="shape-35" draw:id="shape-35"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36" draw:id="shape-36" draw:layer="" svg:width="396.28000000000pt" svg:height="296.96000000000pt" svg:x="108.00000000000pt" svg:y="60.18000000000pt" presentation:class="page" draw:page-number="9"/>
        </presentation:notes>
      </draw:page>
      <draw:page draw:name="page10" draw:id="page10" xml:id="page10" draw:master-page-name="Default1" draw:style-name="dp3">
        <draw:layer-set>
          <draw:layer draw:name=""/>
        </draw:layer-set>
        <draw:frame draw:style-name="gr2" xml:id="shape-37" draw:id="shape-37" draw:layer="" svg:width="654.21621973436pt" svg:height="488.58669634594pt" svg:x="15.13010228057pt" svg:y="6.58899578646pt">
          <draw:text-box>
            <text:p text:style-name="P8">This was a relatively short and quick study - the goal is to make it clear that no one is<text:s/><text:span text:style-name="T1">earning</text:span><text:span text:style-name="T2"> salvation. However, there are clear passages that show God does MERIT just rewards to the righteous. He is a<text:s/></text:span><text:span text:style-name="T1">JUST GOD -<text:s/></text:span><text:span text:style-name="T2">and it would not be just if the wicked received the same end as the righteous just for confessing Jesus in their hearts.</text:span></text:p>
            <text:p text:style-name="P8"/>
            <text:p text:style-name="P8"><text:span text:style-name="T2">God truly expects you to CHANGE YOUR BEHAVIOR TO ALIGN WITH TORAH.</text:span></text:p>
          </draw:text-box>
          <draw:glue-point draw:id="4" svg:x="0.50000000000pt" svg:y="0.50000000000pt" draw:align="center"/>
        </draw:frame>
        <presentation:notes>
          <draw:frame presentation:style-name="pr2" xml:id="shape-38" draw:id="shape-38"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39" draw:id="shape-39" draw:layer="" svg:width="396.28000000000pt" svg:height="296.96000000000pt" svg:x="108.00000000000pt" svg:y="60.18000000000pt" presentation:class="page" draw:page-number="10"/>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default-style>
    <style:style style:name="Bibliography_20email" style:display-name="Bibliography email" style:family="paragraph"/>
    <style:style style:name="Bibliography_20book" style:display-name="Bibliography book" style:family="paragraph"/>
    <style:style style:name="Bibliography_20booklet" style:display-name="Bibliography booklet" style:family="paragraph"/>
    <style:style style:name="Bibliography_20inproceedings" style:display-name="Bibliography inproceedings" style:family="paragraph"/>
    <style:style style:name="Bibliography_20journal" style:display-name="Bibliography journal" style:family="paragraph"/>
    <style:style style:name="Bibliography_20inbook" style:display-name="Bibliography inbook" style:family="paragraph"/>
    <style:style style:name="Bibliography_20incollection" style:display-name="Bibliography incollection" style:family="paragraph"/>
    <style:style style:name="Bibliography_20misc" style:display-name="Bibliography misc" style:family="paragraph"/>
    <style:style style:name="Bibliography_20phdthesis" style:display-name="Bibliography phdthesis" style:family="paragraph"/>
    <style:style style:name="Bibliography_20manual" style:display-name="Bibliography manual" style:family="paragraph"/>
    <style:style style:name="Bibliography_20mastersthesis" style:display-name="Bibliography mastersthesis" style:family="paragraph"/>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Standard" style:display-name="Standard"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Bibliography_20unpublished" style:display-name="Bibliography unpublished" style:family="paragraph"/>
    <style:style style:name="Bibliography_20www" style:display-name="Bibliography www" style:family="paragraph"/>
    <style:style style:name="Bibliography_20proceedings" style:display-name="Bibliography proceedings" style:family="paragraph"/>
    <style:style style:name="Bibliography_20techreport" style:display-name="Bibliography techreport" style:family="paragraph"/>
    <style:style style:name="Bibliography_20custom3" style:display-name="Bibliography custom3" style:family="paragraph"/>
    <style:style style:name="Bibliography_20custom4" style:display-name="Bibliography custom4" style:family="paragraph"/>
    <style:style style:name="Bibliography_20custom1" style:display-name="Bibliography custom1" style:family="paragraph"/>
    <style:style style:name="Bibliography_20custom2" style:display-name="Bibliography custom2" style:family="paragraph"/>
    <style:style style:name="Endnote" style:display-name="Endnote" style:family="paragraph" style:next-style-name=""/>
    <style:style style:name="Bibliography_20custom5" style:display-name="Bibliography custom5" style:family="paragraph"/>
    <style:style style:name="A1" style:display-name="A1"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Footnote" style:display-name="Footnote" style:family="paragraph" style:next-style-name=""/>
    <style:style style:name="Title" style:display-name="Title" style:family="paragraph">
      <style:paragraph-properties fo:margin="0.000000000000000pt" fo:padding-top="0.000000000000000pt" fo:text-align="center" fo:text-indent="0.000000000000000pt"/>
      <style:text-properties fo:color="#b84700" fo:font-family="Arial Rounded MT Bold" fo:font-size="44.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Bibliography_20conference" style:display-name="Bibliography conference" style:family="paragraph"/>
    <style:style style:name="Endnote_20Symbol" style:display-name="Endnote Symbol" style:family="text"/>
    <style:style style:name="Footnote_20Symbol" style:display-name="Footnote Symbol" style:family="text"/>
    <style:style style:name="Endnote_20anchor" style:display-name="Endnote anchor" style:family="text">
      <style:text-properties style:text-position="super"/>
    </style:style>
    <style:style style:name="Footnote_20anchor" style:display-name="Footnote anchor" style:family="text">
      <style:text-properties style:text-position="super"/>
    </style:style>
    <draw:fill-image draw:name="picture1" xlink:actuate="onLoad" xlink:href="Pictures/image1.png" xlink:show="embed" xlink:type="simple"/>
    <style:presentation-page-layout style:name="pl1" style:display-name="AL4T19">
      <presentation:placeholder presentation:object="title" svg:x="5%" svg:y="4%" svg:width="90%" svg:height="16%"/>
    </style:presentation-page-layout>
    <style:presentation-page-layout style:name="pl2" style:display-name="AL2T1">
      <presentation:placeholder presentation:object="title" svg:x="7%" svg:y="8%" svg:width="86%" svg:height="16%"/>
      <presentation:placeholder presentation:object="outline" svg:x="7%" svg:y="27%" svg:width="86%" svg:height="64%"/>
    </style:presentation-page-layout>
    <style:presentation-page-layout style:name="pl3" style:display-name="AL1T0">
      <presentation:placeholder presentation:object="title" svg:x="5%" svg:y="4%" svg:width="90%" svg:height="16%"/>
      <presentation:placeholder presentation:object="subtitle" svg:x="5%" svg:y="23%" svg:width="90%" svg:height="64%"/>
    </style:presentation-page-layout>
    <style:presentation-page-layout style:name="pl4" style:display-name="AL7T7">
      <presentation:placeholder presentation:object="title" svg:x="5%" svg:y="4%" svg:width="90%" svg:height="16%"/>
      <presentation:placeholder presentation:object="chart" svg:x="5%" svg:y="23%" svg:width="44%" svg:height="64%"/>
      <presentation:placeholder presentation:object="outline" svg:x="51%" svg:y="23%" svg:width="44%" svg:height="64%"/>
    </style:presentation-page-layout>
    <style:presentation-page-layout style:name="pl5" style:display-name="AL8T4">
      <presentation:placeholder presentation:object="title" svg:x="5%" svg:y="4%" svg:width="90%" svg:height="16%"/>
      <presentation:placeholder presentation:object="outline" svg:x="5%" svg:y="23%" svg:width="44%" svg:height="64%"/>
      <presentation:placeholder presentation:object="chart" svg:x="51%" svg:y="23%" svg:width="44%" svg:height="64%"/>
    </style:presentation-page-layout>
    <style:presentation-page-layout style:name="pl6" style:display-name="AL5T9">
      <presentation:placeholder presentation:object="title" svg:x="5%" svg:y="4%" svg:width="90%" svg:height="16%"/>
      <presentation:placeholder presentation:object="graphic" svg:x="5%" svg:y="23%" svg:width="44%" svg:height="64%"/>
      <presentation:placeholder presentation:object="outline" svg:x="51%" svg:y="23%" svg:width="44%" svg:height="64%"/>
    </style:presentation-page-layout>
    <style:presentation-page-layout style:name="pl7" style:display-name="AL6T6">
      <presentation:placeholder presentation:object="title" svg:x="5%" svg:y="4%" svg:width="90%" svg:height="16%"/>
      <presentation:placeholder presentation:object="outline" svg:x="5%" svg:y="23%" svg:width="44%" svg:height="64%"/>
      <presentation:placeholder presentation:object="graphic" svg:x="51%" svg:y="23%" svg:width="44%" svg:height="64%"/>
    </style:presentation-page-layout>
    <style:presentation-page-layout style:name="pl8" style:display-name="AL3T3">
      <presentation:placeholder presentation:object="title" svg:x="5%" svg:y="4%" svg:width="90%" svg:height="16%"/>
      <presentation:placeholder presentation:object="outline" svg:x="5%" svg:y="23%" svg:width="44%" svg:height="64%"/>
      <presentation:placeholder presentation:object="outline" svg:x="51%" svg:y="23%" svg:width="44%" svg:height="64%"/>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none" draw:stroke="none" fo:margin="0.000000000000000pt" style:wrap="biggest" style:wrap-contour="false" style:wrap-dynamic-threshold="0.000000000000000pt"/>
    </style:style>
    <style:style style:name="dp1" style:family="drawing-page">
      <style:drawing-page-properties draw:fill="bitmap" draw:fill-image-name="picture1" style:repeat="stretch"/>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10.000000000000000pt" fo:page-width="680.000000000000000pt" style:print-orientation="landscape"/>
    </style:page-layout>
  </office:automatic-styles>
  <office:master-styles>
    <style:master-page style:name="Default1" draw:style-name="dp1" style:display-name="Default"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584.80000000000pt" svg:height="81.60000000000pt" svg:x="47.60000000000pt" svg:y="40.80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backgroundobjects" svg:width="584.80000000000pt" svg:height="326.40000000000pt" svg:x="47.60000000000pt" svg:y="137.70000000000pt" presentation:class="outline" presentation:placeholder="true" draw:text-style-name="P2">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Dhananjay Garg</meta:initial-creator>
    <meta:editing-cycles>28</meta:editing-cycles>
    <dc:date>2021-04-17T01:03:37</dc:date>
    <meta:creation-date>2010-08-16T15:15:14.34</meta:creation-date>
    <dc:creator>Morris Buel</dc:creator>
  </office:meta>
</office:document-meta>
</file>